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8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5F-162f+090+090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arg-off-wall</text:p>
          </table:table-cell>
          <table:table-cell office:value-type="float" office:value="28.5" calcext:value-type="float">
            <text:p>28.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Target perpendicular to ro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era-off-wall</text:p>
          </table:table-cell>
          <table:table-cell office:value-type="float" office:value="59.25" calcext:value-type="float">
            <text:p>59.2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tan(opp/adj)</text:p>
          </table:table-cell>
          <table:table-cell office:value-type="string" calcext:value-type="string">
            <text:p>degrees</text:p>
          </table:table-cell>
          <table:table-cell office:value-type="string" calcext:value-type="string">
            <text:p>robot/camera perpendicular to room</text:p>
          </table:table-cell>
          <table:table-cell table:number-columns-repeated="4"/>
        </table:table-row>
        <table:table-row table:style-name="ro1">
          <table:table-cell/>
          <table:table-cell table:formula="of:=[.B3]-[.B2]" office:value-type="float" office:value="30.75" calcext:value-type="float">
            <text:p>30.75</text:p>
          </table:table-cell>
          <table:table-cell table:formula="of:=([.C3]-[.C2])*12" office:value-type="float" office:value="192" calcext:value-type="float">
            <text:p>192</text:p>
          </table:table-cell>
          <table:table-cell/>
          <table:table-cell table:formula="of:=TAN([.B4]/[.C4])" office:value-type="float" office:value="0.161539784049521" calcext:value-type="float">
            <text:p>0.161539784049521</text:p>
          </table:table-cell>
          <table:table-cell table:formula="of:=DEGREES([.E4])" office:value-type="float" office:value="9.25554784949232" calcext:value-type="float">
            <text:p>9.25554784949232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X2 + y2</text:p>
          </table:table-cell>
          <table:table-cell table:formula="of:=[.C4]^2+[.B4]^2" office:value-type="float" office:value="37809.5625" calcext:value-type="float">
            <text:p>37809.56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qrt</text:p>
          </table:table-cell>
          <table:table-cell table:formula="of:=SQRT([.C6])" office:value-type="float" office:value="194.446811493529" calcext:value-type="float">
            <text:p>194.44681149352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eet</text:p>
          </table:table-cell>
          <table:table-cell table:formula="of:=[.C7]/12" office:value-type="float" office:value="16.2039009577941" calcext:value-type="float">
            <text:p>16.2039009577941</text:p>
          </table:table-cell>
          <table:table-cell/>
          <table:table-cell table:formula="of:=[.K8]" office:value-type="float" office:value="15.545" calcext:value-type="float">
            <text:p>15.545</text:p>
          </table:table-cell>
          <table:table-cell table:formula="of:=[.C8]/[.E8]" office:value-type="float" office:value="1.04238668110608" calcext:value-type="float">
            <text:p>1.04238668110608</text:p>
          </table:table-cell>
          <table:table-cell office:value-type="string" calcext:value-type="string">
            <text:p>distScaleFactor</text:p>
          </table:table-cell>
          <table:table-cell/>
          <table:table-cell office:value-type="float" office:value="15.47" calcext:value-type="float">
            <text:p>15.47</text:p>
          </table:table-cell>
          <table:table-cell office:value-type="float" office:value="15.62" calcext:value-type="float">
            <text:p>15.62</text:p>
          </table:table-cell>
          <table:table-cell table:formula="of:=AVERAGE([.I8:.J8])" office:value-type="float" office:value="15.545" calcext:value-type="float">
            <text:p>15.545</text:p>
          </table:table-cell>
        </table:table-row>
        <table:table-row table:style-name="ro1">
          <table:table-cell table:number-columns-repeated="4"/>
          <table:table-cell office:value-type="float" office:value="9.52" calcext:value-type="float">
            <text:p>9.52</text:p>
          </table:table-cell>
          <table:table-cell table:formula="of:=[.F4]/[.E9]" office:value-type="float" office:value="0.972221412761798" calcext:value-type="float">
            <text:p>0.972221412761798</text:p>
          </table:table-cell>
          <table:table-cell office:value-type="string" calcext:value-type="string">
            <text:p>angle1ScaleFactor</text:p>
          </table:table-cell>
          <table:table-cell table:number-columns-repeated="4"/>
        </table:table-row>
        <table:table-row table:style-name="ro2">
          <table:table-cell table:number-columns-repeated="4"/>
          <table:table-cell table:formula="of:=[.K10]" office:value-type="float" office:value="11.17" calcext:value-type="float">
            <text:p>11.17</text:p>
          </table:table-cell>
          <table:table-cell table:formula="of:=[.F4]/[.E10]" office:value-type="float" office:value="0.828607685719993" calcext:value-type="float">
            <text:p>0.828607685719993</text:p>
          </table:table-cell>
          <table:table-cell office:value-type="string" calcext:value-type="string">
            <text:p>angle2ScaleFactor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7.48" calcext:value-type="float">
            <text:p>7.48</text:p>
          </table:table-cell>
          <table:table-cell office:value-type="float" office:value="11.17" calcext:value-type="float">
            <text:p>11.1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arg-off-wall</text:p>
          </table:table-cell>
          <table:table-cell office:value-type="float" office:value="28.5" calcext:value-type="float">
            <text:p>28.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Target perpendicular to ro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era-off-wall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an(opp/adj)</text:p>
          </table:table-cell>
          <table:table-cell office:value-type="string" calcext:value-type="string">
            <text:p>degrees</text:p>
          </table:table-cell>
          <table:table-cell office:value-type="string" calcext:value-type="string">
            <text:p>robot/camera subtracts a cw rotation of</text:p>
          </table:table-cell>
          <table:table-cell table:number-columns-repeated="4"/>
        </table:table-row>
        <table:table-row table:style-name="ro1">
          <table:table-cell/>
          <table:table-cell table:formula="of:=[.B13]-[.B12]" office:value-type="float" office:value="5.5" calcext:value-type="float">
            <text:p>5.5</text:p>
          </table:table-cell>
          <table:table-cell table:formula="of:=([.C13]-[.C12])*12" office:value-type="float" office:value="96" calcext:value-type="float">
            <text:p>96</text:p>
          </table:table-cell>
          <table:table-cell/>
          <table:table-cell table:formula="of:=TAN([.B14]/[.C14])" office:value-type="float" office:value="0.0573544325576579" calcext:value-type="float">
            <text:p>0.057354432557658</text:p>
          </table:table-cell>
          <table:table-cell table:formula="of:=DEGREES([.E14])" office:value-type="float" office:value="3.28616692192152" calcext:value-type="float">
            <text:p>3.28616692192152</text:p>
          </table:table-cell>
          <table:table-cell office:value-type="float" office:value="13.5" calcext:value-type="float">
            <text:p>13.5</text:p>
          </table:table-cell>
          <table:table-cell office:value-type="float" office:value="23.5" calcext:value-type="float">
            <text:p>23.5</text:p>
          </table:table-cell>
          <table:table-cell office:value-type="float" office:value="31" calcext:value-type="float">
            <text:p>31</text:p>
          </table:table-cell>
          <table:table-cell table:formula="of:=TAN(([.H14]-[.G14])/[.I14])" office:value-type="float" office:value="0.334255911891713" calcext:value-type="float">
            <text:p>0.334255911891713</text:p>
          </table:table-cell>
          <table:table-cell table:formula="of:=DEGREES([.J14])" office:value-type="float" office:value="19.1514530286918" calcext:value-type="float">
            <text:p>19.151453028691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X2 + y2</text:p>
          </table:table-cell>
          <table:table-cell table:formula="of:=[.C14]^2+[.B14]^2" office:value-type="float" office:value="9246.25" calcext:value-type="float">
            <text:p>9246.25</text:p>
          </table:table-cell>
          <table:table-cell table:number-columns-repeated="4"/>
          <table:table-cell table:formula="of:=[.F14]-[.K14]" office:value-type="float" office:value="-15.8652861067703" calcext:value-type="float">
            <text:p>-15.86528610677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qrt</text:p>
          </table:table-cell>
          <table:table-cell table:formula="of:=SQRT([.C16])" office:value-type="float" office:value="96.1574230103948" calcext:value-type="float">
            <text:p>96.157423010394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eet</text:p>
          </table:table-cell>
          <table:table-cell table:formula="of:=[.C17]/12" office:value-type="float" office:value="8.01311858419957" calcext:value-type="float">
            <text:p>8.01311858419957</text:p>
          </table:table-cell>
          <table:table-cell/>
          <table:table-cell office:value-type="float" office:value="8.24" calcext:value-type="float">
            <text:p>8.24</text:p>
          </table:table-cell>
          <table:table-cell table:formula="of:=[.C18]/[.E18]" office:value-type="float" office:value="0.972465847597035" calcext:value-type="float">
            <text:p>0.97246584759703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-12.37" calcext:value-type="float">
            <text:p>-12.37</text:p>
          </table:table-cell>
          <table:table-cell table:formula="of:=[.H16]/[.E19]" office:value-type="float" office:value="1.28256152843737" calcext:value-type="float">
            <text:p>1.2825615284373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1.07" calcext:value-type="float">
            <text:p>11.07</text:p>
          </table:table-cell>
          <table:table-cell table:formula="of:=[.F14]/[.E20]" office:value-type="float" office:value="0.296853380480715" calcext:value-type="float">
            <text:p>0.296853380480715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float" office:value="10.82" calcext:value-type="float">
            <text:p>10.8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.31" calcext:value-type="float">
            <text:p>11.31</text:p>
          </table:table-cell>
          <table:table-cell table:formula="of:=AVERAGE([.E22:.E23])" office:value-type="float" office:value="11.065" calcext:value-type="float">
            <text:p>11.065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arg-off-wall</text:p>
          </table:table-cell>
          <table:table-cell office:value-type="float" office:value="28.5" calcext:value-type="float">
            <text:p>28.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Target perpendicular to ro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era-off-wall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tan(opp/adj)</text:p>
          </table:table-cell>
          <table:table-cell office:value-type="string" calcext:value-type="string">
            <text:p>degrees</text:p>
          </table:table-cell>
          <table:table-cell office:value-type="string" calcext:value-type="string">
            <text:p>robot/camera perpendicular to room</text:p>
          </table:table-cell>
          <table:table-cell table:number-columns-repeated="4"/>
        </table:table-row>
        <table:table-row table:style-name="ro1">
          <table:table-cell/>
          <table:table-cell table:formula="of:=[.B26]-[.B25]" office:value-type="float" office:value="9.5" calcext:value-type="float">
            <text:p>9.5</text:p>
          </table:table-cell>
          <table:table-cell table:formula="of:=([.C26]-[.C25])*12" office:value-type="float" office:value="120" calcext:value-type="float">
            <text:p>120</text:p>
          </table:table-cell>
          <table:table-cell/>
          <table:table-cell table:formula="of:=TAN([.B27]/[.C27])" office:value-type="float" office:value="0.0793324710374091" calcext:value-type="float">
            <text:p>0.079332471037409</text:p>
          </table:table-cell>
          <table:table-cell table:formula="of:=DEGREES([.E27])" office:value-type="float" office:value="4.54541576878738" calcext:value-type="float">
            <text:p>4.54541576878738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X2 + y2</text:p>
          </table:table-cell>
          <table:table-cell table:formula="of:=[.C27]^2+[.B27]^2" office:value-type="float" office:value="14490.25" calcext:value-type="float">
            <text:p>14490.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qrt</text:p>
          </table:table-cell>
          <table:table-cell table:formula="of:=SQRT([.C29])" office:value-type="float" office:value="120.375454308592" calcext:value-type="float">
            <text:p>120.3754543085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eet</text:p>
          </table:table-cell>
          <table:table-cell table:formula="of:=[.C30]/12" office:value-type="float" office:value="10.0312878590494" calcext:value-type="float">
            <text:p>10.0312878590494</text:p>
          </table:table-cell>
          <table:table-cell/>
          <table:table-cell office:value-type="float" office:value="10.36" calcext:value-type="float">
            <text:p>10.36</text:p>
          </table:table-cell>
          <table:table-cell table:formula="of:=[.C31]/[.E31]" office:value-type="float" office:value="0.968271028865768" calcext:value-type="float">
            <text:p>0.968271028865768</text:p>
          </table:table-cell>
          <table:table-cell office:value-type="string" calcext:value-type="string">
            <text:p>distScaleFactor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.58" calcext:value-type="float">
            <text:p>3.58</text:p>
          </table:table-cell>
          <table:table-cell table:formula="of:=[.F27]/[.E32]" office:value-type="float" office:value="1.26966920915849" calcext:value-type="float">
            <text:p>1.26966920915849</text:p>
          </table:table-cell>
          <table:table-cell office:value-type="string" calcext:value-type="string">
            <text:p>angle1ScaleFactor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8.69" calcext:value-type="float">
            <text:p>8.69</text:p>
          </table:table-cell>
          <table:table-cell table:formula="of:=[.F27]/[.E33]" office:value-type="float" office:value="0.523062804233301" calcext:value-type="float">
            <text:p>0.523062804233301</text:p>
          </table:table-cell>
          <table:table-cell office:value-type="string" calcext:value-type="string">
            <text:p>angle2ScaleFactor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00-00-00</text:date>, <text:time style:data-style-name="N2" text:time-value="20:43:17.4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5T19:14:56.972000000</meta:creation-date>
    <dc:date>2021-03-25T21:41:06.802000000</dc:date>
    <meta:editing-duration>PT34M44S</meta:editing-duration>
    <meta:editing-cycles>5</meta:editing-cycles>
    <meta:generator>LibreOffice/7.1.0.3$Windows_X86_64 LibreOffice_project/f6099ecf3d29644b5008cc8f48f42f4a40986e4c</meta:generator>
    <meta:document-statistic meta:table-count="1" meta:cell-count="99" meta:object-count="0"/>
  </office:meta>
</office:document-meta>
</file>